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text-properties style:font-name="Liberation Serif" officeooo:paragraph-rsid="001418b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6" style:family="paragraph" style:parent-style-name="Standard">
      <style:paragraph-properties fo:text-align="start" style:justify-single-word="false"/>
      <style:text-properties fo:font-weight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258106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1418b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6a1b5" officeooo:paragraph-rsid="0016a1b5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1a8073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258106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b3f24" officeooo:paragraph-rsid="001b3f24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f7818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0df26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21984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58106" officeooo:paragraph-rsid="00258106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2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officeooo:paragraph-rsid="0010b4d7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fo:font-weight="bold" officeooo:paragraph-rsid="0010b4d7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bold" officeooo:paragraph-rsid="0010b4d7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bold" officeooo:paragraph-rsid="00258106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normal" officeooo:paragraph-rsid="00258106" style:font-weight-asian="normal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weight="bold" officeooo:paragraph-rsid="0010b4d7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weight="bold" officeooo:paragraph-rsid="0010b4d7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34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35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color="#000000" fo:background-color="transparent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37" style:family="paragraph" style:parent-style-name="Text_20_body">
      <style:text-properties fo:font-weight="bold"/>
    </style:style>
    <style:style style:name="P38" style:family="paragraph" style:parent-style-name="Text_20_body">
      <style:paragraph-properties fo:text-align="start" style:justify-single-word="false"/>
      <style:text-properties fo:font-weight="bold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40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color="#888888" fo:font-weight="bold"/>
    </style:style>
    <style:style style:name="P41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afaa5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d750" officeooo:paragraph-rsid="0028d750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e0e0" officeooo:paragraph-rsid="0028e0e0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8e0e0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text-align="start" style:justify-single-word="false"/>
      <style:text-properties officeooo:paragraph-rsid="0010b4d7"/>
    </style:style>
    <style:style style:name="P50" style:family="paragraph" style:parent-style-name="Standard">
      <style:paragraph-properties fo:text-align="start" style:justify-single-word="false"/>
      <style:text-properties officeooo:paragraph-rsid="002a0e4a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8e0e0" officeooo:paragraph-rsid="0028e0e0"/>
    </style:style>
    <style:style style:name="P53" style:family="paragraph" style:parent-style-name="Standard">
      <style:paragraph-properties fo:text-align="end" style:justify-single-word="false"/>
      <style:text-properties officeooo:paragraph-rsid="002a0e4a"/>
    </style:style>
    <style:style style:name="P54" style:family="paragraph" style:parent-style-name="Standard">
      <style:paragraph-properties fo:text-align="start" style:justify-single-word="false"/>
      <style:text-properties fo:font-weight="bold" officeooo:paragraph-rsid="0028e0e0"/>
    </style:style>
    <style:style style:name="P55" style:family="paragraph" style:parent-style-name="Standard">
      <style:paragraph-properties fo:text-align="start" style:justify-single-word="false"/>
      <style:text-properties fo:font-weight="bold" officeooo:paragraph-rsid="002a0e4a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58106" officeooo:paragraph-rsid="00258106"/>
    </style:style>
    <style:style style:name="P5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28e0e0"/>
    </style:style>
    <style:style style:name="P5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8e0e0" officeooo:paragraph-rsid="0028e0e0"/>
    </style:style>
    <style:style style:name="P5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a0e4a" officeooo:paragraph-rsid="002a0e4a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officeooo:paragraph-rsid="0010b4d7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28e0e0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normal" officeooo:paragraph-rsid="002a0e4a" style:font-weight-asian="normal" style:font-weight-complex="normal"/>
    </style:style>
    <style:style style:name="P66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6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afaa5"/>
    </style:style>
    <style:style style:name="P68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color="#888888" fo:font-weight="bold"/>
    </style:style>
    <style:style style:name="P69" style:family="paragraph" style:parent-style-name="Text_20_body">
      <style:paragraph-properties fo:margin-top="0in" fo:margin-bottom="0in" style:contextual-spacing="false" fo:text-align="start" style:justify-single-word="false" fo:background-color="transparent">
        <style:background-image/>
      </style:paragraph-properties>
      <style:text-properties fo:color="#888888" fo:font-weight="bold" officeooo:rsid="002a0e4a" officeooo:paragraph-rsid="002a0e4a"/>
    </style:style>
    <style:style style:name="P70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71" style:family="paragraph" style:parent-style-name="Text_20_body">
      <style:paragraph-properties fo:margin-top="0in" fo:margin-bottom="0in" style:contextual-spacing="false" fo:text-align="start" style:justify-single-word="false" fo:background-color="transparent">
        <style:background-image/>
      </style:paragraph-properties>
      <style:text-properties officeooo:paragraph-rsid="002a0e4a"/>
    </style:style>
    <style:style style:name="P72" style:family="paragraph" style:parent-style-name="Text_20_body">
      <style:paragraph-properties fo:margin-top="0in" fo:margin-bottom="0in" style:contextual-spacing="false" fo:text-align="start" style:justify-single-word="false" fo:break-before="page" fo:background-color="transparent">
        <style:background-image/>
      </style:paragraph-properties>
      <style:text-properties officeooo:paragraph-rsid="002a0e4a"/>
    </style:style>
    <style:style style:name="T1" style:family="text">
      <style:text-properties fo:color="#444444" style:text-line-through-style="none" style:text-line-through-type="none" style:text-underline-style="none" fo:font-weight="bold" style:text-blinking="false"/>
    </style:style>
    <style:style style:name="T2" style:family="text">
      <style:text-properties fo:color="#444444" style:text-line-through-style="none" style:text-line-through-type="none" style:text-underline-style="none" style:text-blinking="false"/>
    </style:style>
    <style:style style:name="T3" style:family="text">
      <style:text-properties fo:color="#444444" style:text-line-through-style="none" style:text-line-through-type="none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444444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8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9" style:family="text">
      <style:text-properties fo:font-variant="normal" fo:text-transform="none" fo:color="#000000" style:font-name="Roboto" fo:font-size="12pt" fo:letter-spacing="normal" fo:font-style="normal" fo:font-weight="bold" officeooo:rsid="0028e0e0"/>
    </style:style>
    <style:style style:name="T10" style:family="text">
      <style:text-properties fo:font-variant="normal" fo:text-transform="none" style:font-name="Roboto" fo:font-size="12pt" fo:letter-spacing="normal" fo:font-style="normal" fo:font-weight="normal"/>
    </style:style>
    <style:style style:name="T11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12" style:family="text">
      <style:text-properties fo:font-variant="normal" fo:text-transform="none" style:font-name="Roboto" fo:font-size="12pt" fo:letter-spacing="normal" fo:font-style="normal" fo:font-weight="bold"/>
    </style:style>
    <style:style style:name="T13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8106" style:font-weight-asian="bold" style:font-weight-complex="bold"/>
    </style:style>
    <style:style style:name="T17" style:family="text">
      <style:text-properties fo:font-weight="bold" officeooo:rsid="002a0e4a" style:font-weight-asian="bold" style:font-weight-complex="bold"/>
    </style:style>
    <style:style style:name="T18" style:family="text">
      <style:text-properties fo:font-weight="bold" officeooo:rsid="002a0e4a"/>
    </style:style>
    <style:style style:name="T19" style:family="text">
      <style:text-properties fo:font-weight="bold" officeooo:rsid="0028e0e0"/>
    </style:style>
    <style:style style:name="T20" style:family="text">
      <style:text-properties officeooo:rsid="00153275"/>
    </style:style>
    <style:style style:name="T21" style:family="text">
      <style:text-properties officeooo:rsid="0016a1b5"/>
    </style:style>
    <style:style style:name="T22" style:family="text">
      <style:text-properties officeooo:rsid="0018294c"/>
    </style:style>
    <style:style style:name="T23" style:family="text">
      <style:text-properties officeooo:rsid="001cfaf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7818" style:font-weight-asian="normal" style:font-weight-complex="normal"/>
    </style:style>
    <style:style style:name="T26" style:family="text">
      <style:text-properties fo:font-weight="normal" officeooo:rsid="0020df26" style:font-weight-asian="normal" style:font-weight-complex="normal"/>
    </style:style>
    <style:style style:name="T27" style:family="text">
      <style:text-properties officeooo:rsid="0023b0bb"/>
    </style:style>
    <style:style style:name="T28" style:family="text">
      <style:text-properties officeooo:rsid="00258106"/>
    </style:style>
    <style:style style:name="T29" style:family="text">
      <style:text-properties officeooo:rsid="0028e0e0"/>
    </style:style>
    <style:style style:name="T30" style:family="text">
      <style:text-properties fo:font-style="italic"/>
    </style:style>
    <style:style style:name="T31" style:family="text">
      <style:text-properties officeooo:rsid="002a0e4a"/>
    </style:style>
    <style:style style:name="T32" style:family="text">
      <style:text-properties fo:color="#888888" fo:font-weight="bold" officeooo:rsid="002a0e4a"/>
    </style:style>
    <style:style style:name="T33" style:family="text">
      <style:text-properties style:text-line-through-style="none" style:text-line-through-type="none" style:text-underline-style="none" style:text-blinking="false"/>
    </style:style>
    <style:style style:name="T34" style:family="text">
      <style:text-properties style:text-line-through-style="none" style:text-line-through-type="none" style:text-underline-style="none" fo:font-weight="bold" style:text-blinking="false"/>
    </style:style>
    <style:style style:name="T35" style:family="text">
      <style:text-properties style:text-line-through-style="none" style:text-line-through-type="none" style:text-underline-style="none" fo:font-weight="bold" officeooo:rsid="002afaa5" style:text-blinking="false"/>
    </style:style>
    <style:style style:name="T36" style:family="text">
      <style:text-properties officeooo:rsid="002bc3e3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42">Jean-Baptiste CAZAUX</text:p>
          <text:p text:style-name="P1"><text:a xlink:type="simple" xlink:href="mailto:jbcazaux@gmail.com"><text:span text:style-name="T4">jbcazaux@gmail.com</text:span></text:a></text:p>
          <text:p text:style-name="P3"><text:a xlink:type="simple" xlink:href="http://github.com/jbcazaux" office:target-frame-name="_blank" xlink:show="new"><text:span text:style-name="T4">github.com/jbcazaux</text:span></text:a></text:p>
          <text:p text:style-name="P3"><text:a xlink:type="simple" xlink:href="http://twitter.com/jbcazaux"><text:span text:style-name="T4">@jbcazaux</text:span></text:a></text:p>
          <text:p text:style-name="P5">codox.fr/cv</text:p>
          <text:p text:style-name="P2"><text:a xlink:type="simple" xlink:href="tel:0664287950"><text:span text:style-name="T4">06 64 28 79 50</text:span></text:a></text:p>
          <text:p text:style-name="P45"><text:span text:style-name="T8">Développeur </text:span><text:span text:style-name="T9">Fullstack</text:span><text:span text:style-name="T8"> Sénior</text:span></text:p>
          <text:p text:style-name="P45"><text:span text:style-name="T8">Java, Web &amp; Web Mobile</text:span></text:p>
          <text:p text:style-name="P46"><text:span text:style-name="T8">Scrum Master</text:span></text:p>
          <text:p text:style-name="P46"><text:span text:style-name="T8">Formateur JS</text:span></text:p>
          <text:p text:style-name="P46"><text:span text:style-name="T8">10+ années d'expériences</text:span></text:p>
          <text:p text:style-name="P47"><text:span text:style-name="T9">Freelance</text:span></text:p>
        </text:section>
        <text:p text:style-name="P2"><text:span text:style-name="T4"/></text:p>
      </text:section>
      <text:p text:style-name="P33"><text:span text:style-name="T14">Passionné </text:span>par la technique, j'interviens principalement sur des missions de conseils et de développement Java, web et web mobile.</text:p>
      <text:p text:style-name="P66">Lors de mes 9 années en SSII j'ai été <text:span text:style-name="T14">force de proposition</text:span> sur les<text:span text:style-name="T14"> architectures</text:span>, <text:span text:style-name="T14">outils </text:span>et <text:span text:style-name="T14">méthodes </text:span>à adopter.</text:p>
      <text:p text:style-name="P34">Je travaille uniquement dans des contextes <text:span text:style-name="T14">agiles</text:span>, en axant la priorité de l'équipe sur la <text:span text:style-name="T14">qualité </text:span>et la <text:span text:style-name="T14">conformité </text:span>du produit délivré.</text:p>
      <text:p text:style-name="P34">En dehors du rôle de <text:span text:style-name="T14">tech-lead / développeur</text:span>, je suis aussi intervenu comme <text:span text:style-name="T14">Scrum Master </text:span>sur plusieurs missions.</text:p>
      <text:p text:style-name="P35"><text:span text:style-name="T10">Je suis également </text:span><text:span text:style-name="T12">formateur </text:span><text:span text:style-name="T13">javascript</text:span><text:span text:style-name="T10"> et je participe aux </text:span><text:span text:style-name="T12">recrutements</text:span><text:span text:style-name="T10"> lors de la phase de validation technique </text:span><text:span text:style-name="T11">de candidats</text:span><text:span text:style-name="T10">.</text:span></text:p>
      <text:p text:style-name="P40">Compétences</text:p>
      <text:p text:style-name="P40"/>
      <text:p text:style-name="P37">Langages</text:p>
      <text:p text:style-name="P25">Java / Java EE, <text:span text:style-name="T29">Typescript, </text:span>Javascript, HTML5, CSS3.</text:p>
      <text:p text:style-name="P26"/>
      <text:p text:style-name="P31">Frameworks &amp; Librairies :</text:p>
      <text:p text:style-name="P24"/>
      <text:p text:style-name="P24">jUnit, Mockito, Spring (ioc, <text:span text:style-name="T29">springboot, </text:span>mvc, aop, security, … ), Guice, JPA/Hibernate, Jersey, Google Guava, Apache commons, EJB3</text:p>
      <text:p text:style-name="P24"/>
      <text:p text:style-name="P64"><text:span text:style-name="T29">Angular2, Backbone.js, Cordova, (Phonegap), </text:span>Jquery, Jasmine, <text:span text:style-name="T28">Casper.js, Leaflet.js, Express.js, </text:span>JS Test Driver, Qunit, Dojo, Underscore.js<text:span text:style-name="T28">, </text:span></text:p>
      <text:p text:style-name="P38"/>
      <text:p text:style-name="P38">Outils</text:p>
      <text:p text:style-name="P23"><text:span text:style-name="T20">Node.js, Webpack, </text:span>Maven, Git, Jenkins, Nexus, Sonar, Tomcat, Jboss, Solr, VisualVM, Jmeter, Jira, <text:span text:style-name="T28">Puppet.</text:span></text:p>
      <text:p text:style-name="P23"/>
      <text:p text:style-name="P38">Méthodes</text:p>
      <text:p text:style-name="P24">Scrum, XP, TDD, Intégration continue, DD<text:span text:style-name="T36">D</text:span>.</text:p>
      <text:p text:style-name="P27"/>
      <text:p text:style-name="P32">Données</text:p>
      <text:p text:style-name="P24">MongoDB, <text:span text:style-name="T27">Elasticsearch, Marklogic, </text:span>Bases SQL.</text:p>
      <text:p text:style-name="P27"/>
      <text:p text:style-name="P32">OS</text:p>
      <text:p text:style-name="P24">Ubuntu, Windows.</text:p>
      <text:p text:style-name="P71"/>
      <text:p text:style-name="P72"><text:span text:style-name="T32">Missions</text:span></text:p>
      <text:p text:style-name="P69"/>
      <text:p text:style-name="P55">201<text:span text:style-name="T31">6</text:span> (<text:span text:style-name="T31">3 mois, En cours</text:span>) <text:span text:style-name="T29">Scrum Master Développeur – Argus de la presse</text:span></text:p>
      <text:p text:style-name="P59">Outil de classement manuel des articles de presse.</text:p>
      <text:p text:style-name="P65"><text:span text:style-name="T17">Java 8</text:span><text:span text:style-name="T28">,</text:span><text:span text:style-name="T17"> Angular2</text:span><text:span text:style-name="T28">, Webpack, Spring-boot, Spock, Lombok, Git, Maven, Jenkins.</text:span></text:p>
      <text:p text:style-name="P53"/>
      <text:p text:style-name="P50"><text:span text:style-name="T14">201</text:span><text:span text:style-name="T18">5</text:span><text:span text:style-name="T14"> (</text:span><text:span text:style-name="T19">11 mois</text:span><text:span text:style-name="T14">) </text:span><text:span text:style-name="T19">Scrum Master Développeur – Argus de la presse</text:span></text:p>
      <text:p text:style-name="P59">Développement des web-services REST – backend – pour différentes application<text:span text:style-name="T36">s</text:span> de l'Argus.</text:p>
      <text:p text:style-name="P59">Stockage de gros volumes de données dans une base NoSQL orientée document et graphe.</text:p>
      <text:p text:style-name="P59">Tests de charge.</text:p>
      <text:p text:style-name="P65"><text:span text:style-name="T17">Java 8</text:span><text:span text:style-name="T28">,</text:span><text:span text:style-name="T17"> </text:span><text:span text:style-name="T28">Spring mvc, Guava, assertJ, Lombok, JMeter, Swagger, Marklogic, </text:span><text:span text:style-name="T16">SPARQL</text:span><text:span text:style-name="T28"> / RDF, Git, Maven, Jenkins.</text:span></text:p>
      <text:p text:style-name="P1"/>
      <text:p text:style-name="P54">201<text:span text:style-name="T28">4</text:span> (<text:span text:style-name="T29">11 mois</text:span>) <text:span text:style-name="T29">Scrum Master Développeur – Argus de la presse</text:span></text:p>
      <text:p text:style-name="P57"><text:span text:style-name="T29">Récupération automatisée des données sur les réseaux sociaux. APIs Facebook, Twitter, Youtube, LinkedIn, …</text:span></text:p>
      <text:p text:style-name="P58">Stockage de gros volumes de données dans un format <text:span text:style-name="T31">homogène, export XML.</text:span></text:p>
      <text:p text:style-name="P59">Recrutement de l'équipe.</text:p>
      <text:p text:style-name="P65"><text:span text:style-name="T17">Java 8</text:span><text:span text:style-name="T28">,</text:span><text:span text:style-name="T17"> Angular</text:span><text:span text:style-name="T28">, HTML5, CSS3, Spring mvc, Guava, assertJ, Lombok, Flyway, jasmine, protractor, webjars, Git, Maven, Jenkins.</text:span></text:p>
      <text:p text:style-name="P1"/>
      <text:p text:style-name="P7">201<text:span text:style-name="T28">4</text:span> (<text:span text:style-name="T29">3 mois - sur temps libre</text:span>) <text:span text:style-name="T28">Tech Lead – BeInSoft</text:span></text:p>
      <text:p text:style-name="P21">Aide au démarrage de la startup. Affichage d'informations sur des cartes. Application pour bornes tactiles.</text:p>
      <text:p text:style-name="P16"><text:span text:style-name="T28">Choix de l'architecture technique (</text:span><text:span text:style-name="T16">Full web stack</text:span><text:span text:style-name="T28">).</text:span></text:p>
      <text:p text:style-name="P21">Mise en place de l’usine logicielle.</text:p>
      <text:p text:style-name="P21">Test et Développement des fonctionnalités.</text:p>
      <text:p text:style-name="P29"><text:span text:style-name="T16">Node.js</text:span><text:span text:style-name="T28">, Leaflet.js / Mapbox.js, </text:span><text:span text:style-name="T16">Backbone.js</text:span>, <text:span text:style-name="T28">Casper.js</text:span>, <text:span text:style-name="T28">Express.js</text:span>, <text:span text:style-name="T28">Forever.js</text:span>, <text:span text:style-name="T28">MongoDB, Grunt, Jenkins</text:span></text:p>
      <text:p text:style-name="P28"/>
      <text:p text:style-name="P6">2013 (<text:span text:style-name="T23">18</text:span> <text:span text:style-name="T23">mois – en cours</text:span>) Développeur Java – Mappy</text:p>
      <text:p text:style-name="P18">Intégration de flux de données (xml, json, <text:s/>csv) dans <text:span text:style-name="T14">MongoDB </text:span><text:span text:style-name="T25">avec des batchs java orchestrés par jenkins.</text:span></text:p>
      <text:p text:style-name="P15">Indexation des données dans solr.</text:p>
      <text:p text:style-name="P15">Développement d'une API <text:span text:style-name="T15">REST</text:span> d'accès aux données pour les terminaux web et mobiles.</text:p>
      <text:p text:style-name="P14">Configuration des environnements avec <text:span text:style-name="T15">puppet</text:span> et capistrano.</text:p>
      <text:p text:style-name="P17"><text:span text:style-name="T15">Optimisation</text:span> des ressources et du code pour supporter le fort traffic sur mappy.fr</text:p>
      <text:p text:style-name="P17">BI sur les logs avec <text:span text:style-name="T15">elasticsearch</text:span> / logstash / kibana.</text:p>
      <text:p text:style-name="P22"><text:span text:style-name="T15">MongoDB</text:span>, java7, Guice, Guava, Jersey, REST, solr, jUnit, Mockito, Git, <text:span text:style-name="T21">Jmeter</text:span></text:p>
      <text:p text:style-name="P22"/>
      <text:p text:style-name="P37">2012 (8 mois) Développeur web mobile – Crédit Agricole SA</text:p>
      <text:p text:style-name="P20">Le site supporte plusieurs tailles d’affichage (téléphones, tablettes, <text:s/>PC, <text:s/>...) et plusieurs OS grâce au <text:span text:style-name="T14">responsive design</text:span> mis en place.</text:p>
      <text:p text:style-name="P13">Mise en place de l’architecture REST et développement du site web destiné à un large public.</text:p>
      <text:p text:style-name="P19">L’autre challenge était d’améliorer l’expérience de navigation sur le site en optimisant les <text:span text:style-name="T14">performances</text:span><text:span text:style-name="T24"> </text:span><text:span text:style-name="T26">(temps de chargement, cache, latence réseau, mode offline...)</text:span>.</text:p>
      <text:p text:style-name="P13"><text:span text:style-name="T14">Référencement</text:span> du site, <text:span text:style-name="T22">pourtant full JS,</text:span> sur les moteurs de recherche.</text:p>
      <text:p text:style-name="P22"><text:span text:style-name="T15">Javascript</text:span>, jQuery, Js Test Driver, HTML5, CSS3, Chrome Dev Tools, REST, Spring MVC3, Java7, Tomcat7, Git.</text:p>
      <text:p text:style-name="P22"/>
      <text:p text:style-name="P22"/>
      <text:p text:style-name="P22"/>
      <text:p text:style-name="P37"><text:soft-page-break/>2012 (4 mois) Scrum Master &amp; Tech Lead – AFPA</text:p>
      <text:p text:style-name="P13">Equipe de 3 personnes.</text:p>
      <text:p text:style-name="P13">Mise en place de scrum sur le projet.</text:p>
      <text:p text:style-name="P13">Mise en place de l’usine logicielle.</text:p>
      <text:p text:style-name="P13">Test et Développement des nouvelles fonctionnalités.</text:p>
      <text:p text:style-name="P22">Spring, Hibernate, jUnit, Mockito, Struts2, Git.</text:p>
      <text:p text:style-name="P22"/>
      <text:p text:style-name="P37">2011 (2 mois) Développeur web mobile – Crédit Agricole SA</text:p>
      <text:p text:style-name="P13">Développement d’une application mobile en HTML5/CSS3 pour <text:span text:style-name="T14">iPhone, iPad et Android</text:span>.</text:p>
      <text:p text:style-name="P13">Développement des écrans avec le framework Dojo mobile.</text:p>
      <text:p text:style-name="P13">Mise en place du pattern MVC sur l’application.</text:p>
      <text:p text:style-name="P13">Packaging de l’application avec <text:span text:style-name="T14">PhoneGap</text:span> build (cloud).</text:p>
      <text:p text:style-name="P25">HTML5, CSS3, Javascript, Mockito, Dojo, <text:span text:style-name="T15">Cordova</text:span> (Phonegap), REST.</text:p>
      <text:p text:style-name="P25"/>
      <text:p text:style-name="P37">2011 (4 mois) Scrum master et tech lead – l’APEC</text:p>
      <text:p text:style-name="P60"><text:span text:style-name="T30">Javascript, Titanium, REST, Java, Spring, Hudson, SVN, Maven, Jira.</text:span></text:p>
      <text:p text:style-name="P22"/>
      <text:p text:style-name="P37">2011 (7 mois) Scrum Master et développeur – Allianz</text:p>
      <text:p text:style-name="P60"><text:span text:style-name="T30">Java, Flex, jUnit, FlexUnit, Condordion, Selenium/FlexMonkium, Hudson, Maven.</text:span></text:p>
      <text:p text:style-name="P22"/>
      <text:p text:style-name="P37">2010 (1 an) Tech lead – Finance Active</text:p>
      <text:p text:style-name="P60"><text:span text:style-name="T30">Java 6, REST, Jersey, Javascript, Jquery, Qunit, HtmlUnit, Spring, Maven.</text:span></text:p>
      <text:p text:style-name="P22"/>
      <text:p text:style-name="P37">2009 (6 mois) Développeur – Vidal</text:p>
      <text:p text:style-name="P60"><text:span text:style-name="T30">Java6, REST, Jersey, Javascript, DHTMLX, Jquery, Qunit, Spring, Hibernate, Maven, Teamcity, Selenium, JSP.</text:span></text:p>
      <text:p text:style-name="Text_20_body"><text:line-break/><text:span text:style-name="T7">2009 (3 mois) Développeur – AFPA</text:span></text:p>
      <text:p text:style-name="P30">Java 6, Spring, Struts 2, Hibernate, Fitnesse, JSP, Hudson, Maven.</text:p>
      <text:p text:style-name="P30"/>
      <text:p text:style-name="P36">2008 (8 mois) Développeur – PIA</text:p>
      <text:p text:style-name="P30">Java 5, Flex 3, Spring, Hibernate, Ant, Web Services SOAP.</text:p>
      <text:p text:style-name="P30"/>
      <text:p text:style-name="P67">2008 (1 mois) Développeur – Manpower</text:p>
      <text:p text:style-name="P30">Java 5, jUnit, Hibernate, Maven.</text:p>
      <text:p text:style-name="P30"/>
      <text:p text:style-name="P67">2007 (13 mois) Développeur – ADP-GSI</text:p>
      <text:p text:style-name="P30">Java 5, Javascript, Dojo, JsUnit.</text:p>
      <text:p text:style-name="P30"/>
      <text:p text:style-name="P67">2007 (16 jours) Accompagnement et formation – UEM</text:p>
      <text:p text:style-name="P30">CruiseControl, Maven, QaLabs.</text:p>
      <text:p text:style-name="P30"/>
      <text:p text:style-name="P67">2006 (4 mois) Développeur – Dexia Sofaxis</text:p>
      <text:p text:style-name="P30">Java 5, jUnit, Hibernate, Spring, Maven, Continuum, Jboss, SQLServer 2005, SVN.</text:p>
      <text:p text:style-name="P30"/>
      <text:p text:style-name="P36">2006 (10 mois) Développeur – Club Med</text:p>
      <text:p text:style-name="P30">Java, jUnit, Struts, Spring, Weblogic, DB2, CVS, Genesys.</text:p>
      <text:p text:style-name="P30"><text:soft-page-break/></text:p>
      <text:p text:style-name="P36">2006 (12 jours) Accompagnement et formation – Mairie de Paris</text:p>
      <text:p text:style-name="P30">Java, jUnit, Struts, Tiles, Hibernate, Weblogic, JBOSS, Oracle, CVS.</text:p>
      <text:p text:style-name="P30"/>
      <text:p text:style-name="P36">2005 (7 mois) Développeur – AELB</text:p>
      <text:p text:style-name="P30">Java, jUnit, Struts, Hibernate, JBOSS, Oracle, Starteam.</text:p>
      <text:p text:style-name="P30"/>
      <text:p text:style-name="P36">2004 (9 mois) Développeur – BNP Paribas</text:p>
      <text:p text:style-name="P30">Java, jUnit, Struts, Hibernate, WAS, Oracle, SweetDev, TestDirector.</text:p>
      <text:p text:style-name="P30"/>
      <text:p text:style-name="P36">2004 (2 mois) Développeur – Ministère de l'équipement</text:p>
      <text:p text:style-name="P30">Java, Tomcat, Spring, Millstone, SQL, Oracle.</text:p>
      <text:p text:style-name="P39"/>
      <text:p text:style-name="P41">Publications</text:p>
      <text:p text:style-name="P41"/>
      <text:p text:style-name="P51">Blogs</text:p>
      <text:p text:style-name="P52"><text:span text:style-name="T3">Webpack</text:span></text:p>
      <text:p text:style-name="P4"><text:a xlink:type="simple" xlink:href="https://github.com/jbcazaux/nodeQ#readme"><text:span text:style-name="T5">Les promesses avec Q et node.js</text:span></text:a></text:p>
      <text:p text:style-name="P4"><text:a xlink:type="simple" xlink:href="http://blog.valtech.fr/2012/09/03/optimisation-dun-site-web-mobile/"><text:span text:style-name="T5">Optimisation d'un site web mobile</text:span></text:a></text:p>
      <text:p text:style-name="P4"><text:a xlink:type="simple" xlink:href="https://github.com/jbcazaux/many2many#readme"><text:span text:style-name="T5">JPA/Hibernate mapping many-to-many with extra column</text:span></text:a></text:p>
      <text:p text:style-name="P4"><text:a xlink:type="simple" xlink:href="http://blog.valtech.fr/2009/08/20/integration-flex-blazeds-spring-dans-maven/"><text:span text:style-name="T5">Maveniser l'intégration de Flex, <text:s/>Spring et BlazeDS</text:span></text:a></text:p>
      <text:p text:style-name="P9">Magazine</text:p>
      <text:p text:style-name="P12"><text:a xlink:type="simple" xlink:href="http://www.programmez.com/"><text:span text:style-name="T6">L'agilité vue par les développeurs (Programmez n°133, <text:s/>Septembre 2010)</text:span></text:a></text:p>
      <text:p text:style-name="P10"/>
      <text:p text:style-name="P11">Diplômes</text:p>
      <text:p text:style-name="P11"/>
      <text:p text:style-name="P43"><text:span text:style-name="T34">1999 - </text:span><text:span text:style-name="T35">2004</text:span><text:span text:style-name="T1"> </text:span><text:span text:style-name="T33">EPITA - Système d'Information et Génie Logiciel</text:span></text:p>
      <text:p text:style-name="P8"><text:span text:style-name="T14">1999 </text:span>Bac S</text:p>
      <text:p text:style-name="P10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6-06-04T02:07:43.350474598</dc:date>
    <meta:editing-duration>PT4H11M3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4" meta:paragraph-count="119" meta:word-count="933" meta:character-count="6398" meta:non-whitespace-character-count="5551"/>
  </office:meta>
</office:document-meta>
</file>